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083e" officeooo:paragraph-rsid="000f083e"/>
    </style:style>
    <style:style style:name="P2" style:family="paragraph" style:parent-style-name="Standard">
      <style:text-properties officeooo:rsid="00100efe" officeooo:paragraph-rsid="00100efe"/>
    </style:style>
    <style:style style:name="T1" style:family="text">
      <style:text-properties officeooo:rsid="00100ef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1. Kernel Module:</text:p>
      <text:p text:style-name="P1">--&gt; kernel module is a distinct piece of code that can be loaded and unloaded from the kernel dynamically at runtime </text:p>
      <text:p text:style-name="P1">--&gt; extention is .ko and kernel module will be operated in kernel space </text:p>
      <text:p text:style-name="P1"/>
      <text:p text:style-name="P1">2.</text:p>
      <text:p text:style-name="P1">printf() : It prints message on console after loading the compiled file</text:p>
      <text:p text:style-name="P1">printk(): it stores message on kernel log buffer. Log buffer will be circular with limited size. </text:p>
      <text:p text:style-name="P1">--&gt; in printk() we can sepcify the log level priority like INFO, WARNING, ERR etc.</text:p>
      <text:p text:style-name="P1"/>
      <text:p text:style-name="P1">3. “inmod” command insert the kernel module (.ko) file into kernel dynamically at runtime</text:p>
      <text:p text:style-name="P1">--&gt; after insmod, the inserted module will be added into /dev, which we can using “lsmod”</text:p>
      <text:p text:style-name="P1"/>
      <text:p text:style-name="P1">4. module_init() :</text:p>
      <text:p text:style-name="P1">--&gt; module init specifies the function where kernel compilation starts execution first. <text:s/><text:span text:style-name="T1">And insert the module into kernel</text:span></text:p>
      <text:p text:style-name="P1">--&gt; without that init() function kernel will not load or compile file into .ko file</text:p>
      <text:p text:style-name="P2">module_exit() :</text:p>
      <text:p text:style-name="P2">--&gt; module exit specifies where kernel compilation ends. </text:p>
      <text:p text:style-name="P2">--&gt; wehn rmmod command had run to remove module it will check for module_exit() int that file </text:p>
      <text:p text:style-name="P2"/>
      <text:p text:style-name="P2">5. Kernel modules are tested using VM (virtual Machine) because error or bugs in kernel module leades crash or failure.</text:p>
      <text:p text:style-name="P2">--&gt; Kernel panic sometimes lead to loss of data to avoid this we will use VM </text:p>
      <text:p text:style-name="P2">--&gt; VM creates computer inside a computer <text:s/>for testing and debugging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4T14:17:26.642377255</meta:creation-date>
    <meta:editing-duration>PT55S</meta:editing-duration>
    <meta:editing-cycles>2</meta:editing-cycles>
    <meta:generator>LibreOffice/7.3.7.2$Linux_X86_64 LibreOffice_project/30$Build-2</meta:generator>
    <dc:date>2025-08-04T14:18:20.066221796</dc:date>
    <meta:document-statistic meta:table-count="0" meta:image-count="0" meta:object-count="0" meta:page-count="1" meta:paragraph-count="18" meta:word-count="231" meta:character-count="1290" meta:non-whitespace-character-count="1078"/>
  </office:meta>
</office:document-meta>
</file>